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YS Text" svg:font-family="'YS Text', 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Расчёты" style:family="table">
      <style:table-properties style:width="17.013cm" fo:margin-left="0cm" table:align="left"/>
    </style:style>
    <style:style style:name="Расчёты.A" style:family="table-column">
      <style:table-column-properties style:column-width="0.609cm"/>
    </style:style>
    <style:style style:name="Расчёты.B" style:family="table-column">
      <style:table-column-properties style:column-width="5.057cm"/>
    </style:style>
    <style:style style:name="Расчёты.C" style:family="table-column">
      <style:table-column-properties style:column-width="2.835cm"/>
    </style:style>
    <style:style style:name="Расчёты.D" style:family="table-column">
      <style:table-column-properties style:column-width="2.833cm"/>
    </style:style>
    <style:style style:name="Расчёты.F" style:family="table-column">
      <style:table-column-properties style:column-width="2.847cm"/>
    </style:style>
    <style:style style:name="Расчёты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margin-top="0.004cm" fo:margin-bottom="0cm" style:contextual-spacing="false" fo:line-height="100%" fo:orphans="0" fo:widows="0" fo:text-indent="0cm" style:auto-text-indent="false"/>
      <style:text-properties style:font-name="Calibri" officeooo:rsid="00167f5b" officeooo:paragraph-rsid="0017f156" style:font-name-asian="Calibri1" style:font-name-complex="Calibri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Calibri" fo:language="en" fo:country="US" officeooo:rsid="00167f5b" officeooo:paragraph-rsid="0017f156" style:font-name-asian="Calibri1" style:font-name-complex="Calibri1"/>
    </style:style>
    <style:style style:name="P3" style:family="paragraph" style:parent-style-name="Heading_20_1">
      <style:paragraph-properties fo:margin-left="0cm" fo:margin-right="0.37cm" fo:margin-top="0cm" fo:margin-bottom="0cm" style:contextual-spacing="false" fo:orphans="2" fo:widows="2" fo:text-indent="0cm" style:auto-text-indent="false" fo:padding="0cm" fo:border="non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officeooo:rsid="000a8686" officeooo:paragraph-rsid="000a8686"/>
    </style:style>
    <style:style style:name="P5" style:family="paragraph" style:parent-style-name="Table_20_Contents">
      <style:text-properties officeooo:rsid="000c3c4a" officeooo:paragraph-rsid="000c3c4a"/>
    </style:style>
    <style:style style:name="P6" style:family="paragraph" style:parent-style-name="Table_20_Contents">
      <style:text-properties fo:language="en" fo:country="US" officeooo:rsid="000c3c4a" officeooo:paragraph-rsid="000c3c4a"/>
    </style:style>
    <style:style style:name="P7" style:family="paragraph" style:parent-style-name="Table_20_Contents">
      <style:text-properties fo:language="en" fo:country="US" officeooo:rsid="000e323d" officeooo:paragraph-rsid="000e323d"/>
    </style:style>
    <style:style style:name="P8" style:family="paragraph" style:parent-style-name="Table_20_Contents">
      <style:text-properties fo:language="en" fo:country="US" officeooo:rsid="000ebe41" officeooo:paragraph-rsid="000ebe41"/>
    </style:style>
    <style:style style:name="P9" style:family="paragraph" style:parent-style-name="Table_20_Contents">
      <style:text-properties fo:language="en" fo:country="US" officeooo:rsid="00109b4f" officeooo:paragraph-rsid="00109b4f"/>
    </style:style>
    <style:style style:name="P10" style:family="paragraph" style:parent-style-name="Table_20_Contents">
      <style:text-properties fo:language="en" fo:country="US" officeooo:rsid="001170f0" officeooo:paragraph-rsid="001170f0"/>
    </style:style>
    <style:style style:name="P11" style:family="paragraph" style:parent-style-name="Table_20_Contents">
      <style:text-properties fo:language="en" fo:country="US" officeooo:rsid="00123dc0" officeooo:paragraph-rsid="00123dc0"/>
    </style:style>
    <style:style style:name="P12" style:family="paragraph" style:parent-style-name="Table_20_Contents">
      <style:text-properties fo:language="en" fo:country="US" officeooo:rsid="0014190e" officeooo:paragraph-rsid="0014190e"/>
    </style:style>
    <style:style style:name="P13" style:family="paragraph" style:parent-style-name="Table_20_Contents">
      <style:text-properties fo:language="en" fo:country="US" officeooo:rsid="0017f156" officeooo:paragraph-rsid="0017f156"/>
    </style:style>
    <style:style style:name="P14" style:family="paragraph" style:parent-style-name="Table_20_Contents">
      <style:text-properties officeooo:rsid="000e323d" officeooo:paragraph-rsid="000e323d"/>
    </style:style>
    <style:style style:name="P15" style:family="paragraph" style:parent-style-name="Table_20_Contents">
      <style:text-properties officeooo:rsid="000e8b87" officeooo:paragraph-rsid="000e8b87"/>
    </style:style>
    <style:style style:name="P16" style:family="paragraph" style:parent-style-name="Table_20_Contents">
      <style:text-properties fo:language="ru" fo:country="RU" officeooo:rsid="00123dc0" officeooo:paragraph-rsid="00123dc0"/>
    </style:style>
    <style:style style:name="P17" style:family="paragraph" style:parent-style-name="Table_20_Contents">
      <style:text-properties officeooo:rsid="00123dc0" officeooo:paragraph-rsid="00123dc0"/>
    </style:style>
    <style:style style:name="P18" style:family="paragraph" style:parent-style-name="Table_20_Contents">
      <style:text-properties officeooo:rsid="0014190e" officeooo:paragraph-rsid="0014190e"/>
    </style:style>
    <style:style style:name="P19" style:family="paragraph" style:parent-style-name="Table_20_Contents">
      <style:text-properties officeooo:rsid="0017f156" officeooo:paragraph-rsid="0017f15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70f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4db43"/>
    </style:style>
    <style:style style:name="T5" style:family="text">
      <style:text-properties fo:font-variant="normal" fo:text-transform="none" fo:color="#202020" loext:opacity="100%" style:font-name="YS Text" fo:letter-spacing="normal" fo:font-style="normal"/>
    </style:style>
    <style:style style:name="T6" style:family="text">
      <style:text-properties officeooo:rsid="0017f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Расчёты" table:style-name="Расчёты">
        <table:table-column table:style-name="Расчёты.A"/>
        <table:table-column table:style-name="Расчёты.B"/>
        <table:table-column table:style-name="Расчёты.C"/>
        <table:table-column table:style-name="Расчёты.D" table:number-columns-repeated="2"/>
        <table:table-column table:style-name="Расчёты.F"/>
        <table:table-row>
          <table:table-cell table:style-name="Расчёты.A1" office:value-type="string">
            <text:p text:style-name="P4">№</text:p>
          </table:table-cell>
          <table:table-cell table:style-name="Расчёты.A1" office:value-type="string">
            <text:p text:style-name="P4">Наименование материала</text:p>
          </table:table-cell>
          <table:table-cell table:style-name="Расчёты.A1" office:value-type="string">
            <text:p text:style-name="P4">Ед. Измерения</text:p>
          </table:table-cell>
          <table:table-cell table:style-name="Расчёты.A1" office:value-type="string">
            <text:p text:style-name="P4">Количество</text:p>
          </table:table-cell>
          <table:table-cell table:style-name="Расчёты.A1" office:value-type="string">
            <text:p text:style-name="P4">Цена(у.е.)</text:p>
          </table:table-cell>
          <table:table-cell table:style-name="Расчёты.A1" office:value-type="string">
            <text:p text:style-name="P4">Стоимость(у.е.)</text:p>
          </table:table-cell>
        </table:table-row>
        <table:table-row>
          <table:table-cell table:style-name="Расчёты.A1" office:value-type="string">
            <text:p text:style-name="P4">1</text:p>
          </table:table-cell>
          <table:table-cell table:style-name="Расчёты.A1" office:value-type="string">
            <text:p text:style-name="P5">Настенные розетки <text:span text:style-name="T1">RJ-45</text:span><text:span text:style-name="T4">(двойные)</text:span></text:p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5">15</text:p>
          </table:table-cell>
          <table:table-cell table:style-name="Расчёты.A1" office:value-type="string">
            <text:p text:style-name="P5">150</text:p>
          </table:table-cell>
          <table:table-cell table:style-name="Расчёты.A1" office:value-type="string">
            <text:p text:style-name="P5">2400</text:p>
          </table:table-cell>
        </table:table-row>
        <table:table-row>
          <table:table-cell table:style-name="Расчёты.A1" office:value-type="string">
            <text:p text:style-name="P4">2</text:p>
          </table:table-cell>
          <table:table-cell table:style-name="Расчёты.A1" office:value-type="string">
            <text:p text:style-name="P5">Сервер.</text:p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8">1</text:p>
          </table:table-cell>
          <table:table-cell table:style-name="Расчёты.A1" office:value-type="string">
            <text:p text:style-name="P8">36000</text:p>
          </table:table-cell>
          <table:table-cell table:style-name="Расчёты.A1" office:value-type="string">
            <text:p text:style-name="P8">36000</text:p>
          </table:table-cell>
        </table:table-row>
        <table:table-row>
          <table:table-cell table:style-name="Расчёты.A1" office:value-type="string">
            <text:p text:style-name="P4">3</text:p>
          </table:table-cell>
          <table:table-cell table:style-name="Расчёты.A1" office:value-type="string">
            <text:h text:style-name="P3" text:outline-level="1"><text:span text:style-name="T5">Коммутатор TP-LINK TL-SG1016D V7</text:span></text:h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14">2</text:p>
          </table:table-cell>
          <table:table-cell table:style-name="Расчёты.A1" office:value-type="string">
            <text:p text:style-name="P14">3530</text:p>
          </table:table-cell>
          <table:table-cell table:style-name="Расчёты.A1" office:value-type="string">
            <text:p text:style-name="P14">7060</text:p>
          </table:table-cell>
        </table:table-row>
        <table:table-row>
          <table:table-cell table:style-name="Расчёты.A1" office:value-type="string">
            <text:p text:style-name="P4">4</text:p>
          </table:table-cell>
          <table:table-cell table:style-name="Расчёты.A1" office:value-type="string">
            <text:p text:style-name="P14">Сетевой кабель</text:p>
          </table:table-cell>
          <table:table-cell table:style-name="Расчёты.A1" office:value-type="string">
            <text:p text:style-name="P7"><text:span text:style-name="T3">м.</text:span></text:p>
          </table:table-cell>
          <table:table-cell table:style-name="Расчёты.A1" office:value-type="string">
            <text:p text:style-name="P10">20</text:p>
          </table:table-cell>
          <table:table-cell table:style-name="Расчёты.A1" office:value-type="string">
            <text:p text:style-name="P15">1390</text:p>
          </table:table-cell>
          <table:table-cell table:style-name="Расчёты.A1" office:value-type="string">
            <text:p text:style-name="P15">1<text:span text:style-name="T2">390</text:span></text:p>
          </table:table-cell>
        </table:table-row>
        <table:table-row>
          <table:table-cell table:style-name="Расчёты.A1" office:value-type="string">
            <text:p text:style-name="P4">5</text:p>
          </table:table-cell>
          <table:table-cell table:style-name="Расчёты.A1" office:value-type="string">
            <text:p text:style-name="Table_20_Contents">Сетевая карта D-link DFE-520TX/A</text:p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15">30</text:p>
          </table:table-cell>
          <table:table-cell table:style-name="Расчёты.A1" office:value-type="string">
            <text:p text:style-name="P15">356</text:p>
          </table:table-cell>
          <table:table-cell table:style-name="Расчёты.A1" office:value-type="string">
            <text:p text:style-name="P15">10680</text:p>
          </table:table-cell>
        </table:table-row>
        <table:table-row>
          <table:table-cell table:style-name="Расчёты.A1" office:value-type="string">
            <text:p text:style-name="P4">6</text:p>
          </table:table-cell>
          <table:table-cell table:style-name="Расчёты.A1" office:value-type="string">
            <text:p text:style-name="P15"><text:span text:style-name="T3">Разъём</text:span> <text:span text:style-name="T1">RJ-45</text:span></text:p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9">188</text:p>
          </table:table-cell>
          <table:table-cell table:style-name="Расчёты.A1" office:value-type="string">
            <text:p text:style-name="P15">4</text:p>
          </table:table-cell>
          <table:table-cell table:style-name="Расчёты.A1" office:value-type="string">
            <text:p text:style-name="P9">752</text:p>
          </table:table-cell>
        </table:table-row>
        <table:table-row>
          <table:table-cell table:style-name="Расчёты.A1" office:value-type="string">
            <text:p text:style-name="P4">7</text:p>
          </table:table-cell>
          <table:table-cell table:style-name="Расчёты.A1" office:value-type="string">
            <text:p text:style-name="P16">Модем</text:p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17">2</text:p>
          </table:table-cell>
          <table:table-cell table:style-name="Расчёты.A1" office:value-type="string">
            <text:p text:style-name="P11">5700</text:p>
          </table:table-cell>
          <table:table-cell table:style-name="Расчёты.A1" office:value-type="string">
            <text:p text:style-name="P11">11400</text:p>
          </table:table-cell>
        </table:table-row>
        <table:table-row>
          <table:table-cell table:style-name="Расчёты.A1" office:value-type="string">
            <text:p text:style-name="P4">8</text:p>
          </table:table-cell>
          <table:table-cell table:style-name="Расчёты.A1" office:value-type="string">
            <text:p text:style-name="Table_20_Contents">Принтер Brother HL-L2300DR, серый</text:p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12">2</text:p>
          </table:table-cell>
          <table:table-cell table:style-name="Расчёты.A1" office:value-type="string">
            <text:p text:style-name="P12">9659</text:p>
          </table:table-cell>
          <table:table-cell table:style-name="Расчёты.A1" office:value-type="string">
            <text:p text:style-name="P12">19318</text:p>
          </table:table-cell>
        </table:table-row>
        <table:table-row>
          <table:table-cell table:style-name="Расчёты.A1" office:value-type="string">
            <text:p text:style-name="P4">9</text:p>
          </table:table-cell>
          <table:table-cell table:style-name="Расчёты.A1" office:value-type="string">
            <text:p text:style-name="P18">Витая пара</text:p>
          </table:table-cell>
          <table:table-cell table:style-name="Расчёты.A1" office:value-type="string">
            <text:p text:style-name="P12"><text:span text:style-name="T3">м.</text:span></text:p>
          </table:table-cell>
          <table:table-cell table:style-name="Расчёты.A1" office:value-type="string">
            <text:p text:style-name="P18">120</text:p>
          </table:table-cell>
          <table:table-cell table:style-name="Расчёты.A1" office:value-type="string">
            <text:p text:style-name="P18">499</text:p>
          </table:table-cell>
          <table:table-cell table:style-name="Расчёты.A1" office:value-type="string">
            <text:p text:style-name="P18">1996</text:p>
          </table:table-cell>
        </table:table-row>
        <table:table-row>
          <table:table-cell table:style-name="Расчёты.A1" office:value-type="string">
            <text:p text:style-name="P4">10</text:p>
          </table:table-cell>
          <table:table-cell table:style-name="Расчёты.A1" office:value-type="string">
            <text:p text:style-name="P1">Back-UPS BK650MI APC</text:p>
          </table:table-cell>
          <table:table-cell table:style-name="Расчёты.A1" office:value-type="string">
            <text:p text:style-name="P6"><text:span text:style-name="T3">шт.</text:span></text:p>
          </table:table-cell>
          <table:table-cell table:style-name="Расчёты.A1" office:value-type="string">
            <text:p text:style-name="P13">1</text:p>
          </table:table-cell>
          <table:table-cell table:style-name="Расчёты.A1" office:value-type="string">
            <text:p text:style-name="P13">10750</text:p>
          </table:table-cell>
          <table:table-cell table:style-name="Расчёты.A1" office:value-type="string">
            <text:p text:style-name="P13">10750</text:p>
          </table:table-cell>
        </table:table-row>
        <table:table-row>
          <table:table-cell table:style-name="Расчёты.A1" office:value-type="string">
            <text:p text:style-name="P4">1<text:span text:style-name="T6">1</text:span></text:p>
          </table:table-cell>
          <table:table-cell table:style-name="Расчёты.A1" office:value-type="string">
            <text:p text:style-name="P19">Всего</text:p>
          </table:table-cell>
          <table:table-cell table:style-name="Расчёты.A1" office:value-type="string">
            <text:p text:style-name="Table_20_Contents"/>
          </table:table-cell>
          <table:table-cell table:style-name="Расчёты.A1" office:value-type="string">
            <text:p text:style-name="P19">381</text:p>
          </table:table-cell>
          <table:table-cell table:style-name="Расчёты.A1" office:value-type="string">
            <text:p text:style-name="Table_20_Contents"/>
          </table:table-cell>
          <table:table-cell table:style-name="Расчёты.A1" office:value-type="string">
            <text:p text:style-name="P19">10174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YS Text" svg:font-family="'YS Text', 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4:17:38.721000000</meta:creation-date>
    <dc:date>2021-04-21T16:50:08.657000000</dc:date>
    <meta:editing-duration>PT16M52S</meta:editing-duration>
    <meta:editing-cycles>1</meta:editing-cycles>
    <meta:document-statistic meta:table-count="1" meta:image-count="0" meta:object-count="0" meta:page-count="1" meta:paragraph-count="70" meta:word-count="88" meta:character-count="420" meta:non-whitespace-character-count="402"/>
    <meta:generator>LibreOffice/7.0.1.2$Windows_x86 LibreOffice_project/7cbcfc562f6eb6708b5ff7d7397325de9e764452</meta:generator>
  </office:meta>
</office:document-meta>
</file>